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dobe Hebrew" svg:font-family="'Adobe Hebr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style:font-name="Adobe Hebrew" fo:font-size="12pt" style:font-size-asian="12pt" style:font-size-complex="12pt"/>
    </style:style>
    <style:style style:name="P3" style:family="paragraph" style:parent-style-name="List_20_Contents">
      <style:paragraph-properties fo:margin-top="0cm" fo:margin-bottom="0.499cm"/>
    </style:style>
    <style:style style:name="P4" style:family="paragraph" style:parent-style-name="List_20_Heading">
      <style:paragraph-properties fo:margin-top="0cm" fo:margin-bottom="0.499cm"/>
    </style:style>
    <style:style style:name="P5" style:family="paragraph" style:parent-style-name="Standard">
      <style:text-properties style:font-name="Adobe Hebrew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dobe Hebrew" fo:font-size="12pt" style:font-size-asian="12pt" style:font-size-complex="12pt"/>
    </style:style>
    <style:style style:name="P7" style:family="paragraph" style:parent-style-name="Standard">
      <style:text-properties style:font-name="Adobe Hebrew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 style:list-style-name="L1"/>
    <style:style style:name="P9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style:font-name="Adobe Hebrew" fo:font-size="12pt" style:font-size-asian="12pt" style:font-size-complex="12pt"/>
    </style:style>
    <style:style style:name="T2" style:family="text">
      <style:text-properties style:font-name="Adobe Hebrew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dobe Hebre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T8" style:family="text">
      <style:text-properties fo:color="#000000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T9" style:family="text">
      <style:text-properties fo:color="#000000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rammatic geo-tagging notes</text:p>
      <text:p text:style-name="P6"/>
      <text:p text:style-name="P7">exiftool geotagging commands</text:p>
      <text:p text:style-name="P6"/>
      <text:p text:style-name="P6">geo-tag image in current directory with the following tags</text:p>
      <text:p text:style-name="P6"/>
      <text:p text:style-name="Standard"><text:span text:style-name="Source_20_Text"><text:span text:style-name="T1">exiftool -GPSLongitudeRef=E -GPSLongitude=139.7513889 -GPSLatitudeRef=N -GPSLatitude=35.685 &lt;file_name&gt;.jpg</text:span></text:span></text:p>
      <text:p text:style-name="P6"/>
      <text:p text:style-name="P6"/>
      <text:p text:style-name="P6"/>
      <text:p text:style-name="P5">On the Pthon side will need to use a package that calls an external program</text:p>
      <text:p text:style-name="P5">subprocess is a package that does this but had to uptdate python in order for it to work.</text:p>
      <text:p text:style-name="P5">Had to do:</text:p>
      <text:p text:style-name="P6"/>
      <text:p text:style-name="Standard"><text:span text:style-name="Source_20_Text"><text:span text:style-name="T1">sudo apt-get update<text:line-break/>sudo apt-get install python-dev<text:line-break/>sudo aptget install python3-dev</text:span></text:span></text:p>
      <text:p text:style-name="P6"/>
      <text:p text:style-name="Standard"><text:span text:style-name="Source_20_Text"><text:span text:style-name="T2">will also need pynmea2 to get value from the gps log</text:span></text:span></text:p>
      <text:p text:style-name="Standard"><text:span text:style-name="Source_20_Text"><text:span text:style-name="T1">pip install pynmea2</text:span></text:span></text:p>
      <text:p text:style-name="P6"/>
      <text:p text:style-name="Preformatted_20_Text"><text:span text:style-name="Source_20_Text"><text:span text:style-name="T1">import subprocess</text:span></text:span></text:p>
      <text:p text:style-name="Preformatted_20_Text"><text:span text:style-name="Source_20_Text"><text:span text:style-name="T1">import os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#cd into the folder where the images are</text:span></text:span></text:p>
      <text:p text:style-name="P1"><text:span text:style-name="Source_20_Text"><text:span text:style-name="T1">os.chdir('/home/timrogue/Pictures/2016/06/23')</text:span></text:span></text:p>
      <text:p text:style-name="P2">#call exiftool to geo tag a specified image</text:p>
      <text:p text:style-name="P1"><text:span text:style-name="Source_20_Text"><text:span text:style-name="T1">subprocess.call(["exiftool","-GPSLongitudeRef=E","-GPSLongitude=139.7513889","-GPSLatitudeRef=N","-GPSLatitude=35.685","IMG_20160623_173049.jpg_original"])</text:span></text:span></text:p>
      <text:p text:style-name="P2"/>
      <text:p text:style-name="P2"/>
      <text:p text:style-name="P1"><text:span text:style-name="Source_20_Text"><text:span text:style-name="T3">On ODROID</text:span></text:span></text:p>
      <text:p text:style-name="Standard"><text:span text:style-name="Source_20_Text"><text:span text:style-name="T1">-need to download gphoto2, pynmea, pyserial, io, exiftool, and some packages to enable file transfer between PC and odroid (haven't quite figured that out yet)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GPHOTO2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4"><text:s/>--capture-image-and-download</text:span></text:span></text:p>
      <text:p text:style-name="Standard"><text:soft-page-break/><text:span text:style-name="Source_20_Text"><text:span text:style-name="T4"/></text:span></text:p>
      <text:p text:style-name="P4"><text:span text:style-name="Strong_20_Emphasis"><text:span text:style-name="Source_20_Text"><text:span text:style-name="T4">gphoto2 --capture-image </text:span></text:span></text:span><text:span text:style-name="Source_20_Text"><text:span text:style-name="Strong_20_Emphasis"><text:span text:style-name="T4">--interval </text:span></text:span></text:span><text:span text:style-name="Source_20_Text"><text:span text:style-name="Strong_20_Emphasis"><text:span text:style-name="Emphasis"><text:span text:style-name="T4">60</text:span></text:span></text:span></text:span><text:span text:style-name="Source_20_Text"><text:span text:style-name="Strong_20_Emphasis"><text:span text:style-name="T4"> --hook-script </text:span></text:span></text:span><text:span text:style-name="Strong_20_Emphasis"><text:span text:style-name="Source_20_Text"><text:span text:style-name="Emphasis"><text:span text:style-name="T4">/usr/share/doc/gphoto2/test-hook.sh</text:span></text:span></text:span></text:span></text:p>
      <text:p text:style-name="Text_20_body">Capture one image every 60 seconds from now to eternity. The example hook script will be called after each captured image has been stored on the computer. </text:p>
      <text:p text:style-name="P4"><text:span text:style-name="Source_20_Text"><text:span text:style-name="T4">-hook-script </text:span></text:span><text:span text:style-name="Emphasis"><text:span text:style-name="Source_20_Text"><text:span text:style-name="T4">FILENAME</text:span></text:span></text:span><text:span text:style-name="Source_20_Text"><text:span text:style-name="T4"> (new after 2.3.0)</text:span></text:span></text:p>
      <text:p text:style-name="Text_20_body">Execute the hook script <text:span text:style-name="Emphasis"><text:span text:style-name="Source_20_Text">FILENAME</text:span></text:span> every time a certain event happens within <text:span text:style-name="Strong_20_Emphasis">gphoto2</text:span>. The hook script reads the environment variable <text:span text:style-name="Source_20_Text">ACTION</text:span>. It must ignore <text:span text:style-name="Source_20_Text">ACTION</text:span> values unknown to it. </text:p>
      <text:p text:style-name="P4"><text:span text:style-name="Source_20_Text">ACTION</text:span>=init</text:p>
      <text:p text:style-name="P3"><text:span text:style-name="Strong_20_Emphasis">gphoto2</text:span> has just been initialized. If the hook script returns with a non-zero exit code now, <text:span text:style-name="Strong_20_Emphasis">gphoto2</text:span> will abort. </text:p>
      <text:p text:style-name="P4"><text:span text:style-name="Source_20_Text">ACTION</text:span>=start</text:p>
      <text:p text:style-name="P3"><text:span text:style-name="Strong_20_Emphasis">gphoto2</text:span> has just finished parsing the command line and is about to start executing the commands given on the command line. </text:p>
      <text:p text:style-name="P4"><text:span text:style-name="Source_20_Text">ACTION</text:span>=download</text:p>
      <text:p text:style-name="P3"><text:span text:style-name="Strong_20_Emphasis">gphoto2</text:span> has just downloaded a file to the computer, storing it in the file indicated by the environment variable <text:span text:style-name="Source_20_Text">ARGUMENT</text:span>. </text:p>
      <text:p text:style-name="P4"><text:span text:style-name="Source_20_Text">ACTION</text:span>=stop</text:p>
      <text:p text:style-name="P3"><text:span text:style-name="Strong_20_Emphasis">gphoto2</text:span> is about to finish. Do your final cleanups here. 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Example hook script</text:span></text:span></text:p>
      <text:p text:style-name="Preformatted_20_Text"><text:span text:style-name="Source_20_Text"><text:span text:style-name="T4"/></text:span></text:p>
      <text:p text:style-name="Preformatted_20_Text"><text:span text:style-name="Source_20_Text"><text:span text:style-name="T4">#!/bin/bash</text:span></text:span></text:p>
      <text:p text:style-name="Preformatted_20_Text"/>
      <text:p text:style-name="Preformatted_20_Text"><text:span text:style-name="Source_20_Text">if [ $ARGUMENT ]; then</text:span></text:p>
      <text:p text:style-name="Preformatted_20_Text"><text:span text:style-name="Source_20_Text"><text:s text:c="4"/>if [[ $ARGUMENT =~ .+\.[jpg|JPG] ]]</text:span></text:p>
      <text:p text:style-name="Preformatted_20_Text"><text:span text:style-name="Source_20_Text"><text:s text:c="4"/>then</text:span></text:p>
      <text:p text:style-name="Preformatted_20_Text"><text:span text:style-name="Source_20_Text"><text:s text:c="4"/># Then next few lines are optional</text:span></text:p>
      <text:p text:style-name="Preformatted_20_Text"><text:span text:style-name="Source_20_Text"><text:s text:c="4"/># Alternatively pass $ARGUMENT directly to your image viewer eg:-</text:span></text:p>
      <text:p text:style-name="Preformatted_20_Text"><text:span text:style-name="Source_20_Text"><text:s text:c="4"/># /usr/bin/shotwell "$ARGUMENT" &amp;</text:span></text:p>
      <text:p text:style-name="Preformatted_20_Text"><text:span text:style-name="Source_20_Text"><text:s text:c="4"/>DIRNAME=$(dirname "$ARGUMENT")</text:span></text:p>
      <text:p text:style-name="Preformatted_20_Text"><text:span text:style-name="Source_20_Text"><text:s text:c="4"/>BASENAME=$(basename "$ARGUMENT")</text:span></text:p>
      <text:p text:style-name="Preformatted_20_Text"><text:span text:style-name="Source_20_Text"><text:s text:c="4"/>NEWFILENAME="$DIRNAME/my_new_folder/$BASENAME"</text:span></text:p>
      <text:p text:style-name="Preformatted_20_Text"><text:span text:style-name="Source_20_Text"><text:s text:c="4"/>mv "$ARGUMENT" "$NEWFILENAME"</text:span></text:p>
      <text:p text:style-name="Preformatted_20_Text"><text:span text:style-name="Source_20_Text"><text:s text:c="12"/>/usr/bin/shotwell "$NEWFILENAME" &amp;</text:span></text:p>
      <text:p text:style-name="Preformatted_20_Text"><text:span text:style-name="Source_20_Text"><text:s text:c="4"/>fi</text:span></text:p>
      <text:p text:style-name="P1"><text:span text:style-name="Source_20_Text">fi</text:span></text:p>
      <text:p text:style-name="Standard"><text:span text:style-name="Source_20_Text"><text:span text:style-name="T4"/></text:span></text:p>
      <text:p text:style-name="Standard"><text:soft-page-break/><text:span text:style-name="Source_20_Text"><text:span text:style-name="T4"/></text:span></text:p>
      <text:p text:style-name="Standard"><text:span text:style-name="Source_20_Text"><text:span text:style-name="T4">TO run hook script on mac must run: </text:span></text:span><text:span text:style-name="Source_20_Text"><text:span text:style-name="T5">killall PTPCamer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to run script with camera connected run:</text:span></text:span></text:p>
      <text:p text:style-name="P9"><text:span text:style-name="Source_20_Text"><text:span text:style-name="T7">gphoto2 --debug --debug-logfile=gphoto_error.txt --debug-loglevel=error <text:s/>--capture-image-and-download --hook-script /Users/timrogerson/Desktop/ODROID_progs/hook_script.sh 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To Do: need to add error logging functionality so gphoto2 writes any error message to an error log. Can be done with </text:span></text:span></text:p>
      <text:p text:style-name="Standard"><text:span text:style-name="Source_20_Text"><text:span text:style-name="T6">-–debug -–debug-logfile &lt;file_path&gt;</text:span></text:span></text:p>
      <text:p text:style-name="Standard"><text:span text:style-name="Source_20_Text"><text:span text:style-name="T6"><text:s/></text:span></text:span></text:p>
      <text:list xml:id="list524485314235879229" text:style-name="L1">
        <text:list-item>
          <text:p text:style-name="P8"><text:span text:style-name="Source_20_Text"><text:span text:style-name="T6">when setting up odroid Will need to create a log file for gphoto to put its error statements into </text:span></text:span></text:p>
        </text:list-item>
      </text:list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7">in Unix to get the seconds.milliseconds from Jan-1-1970 use:</text:span></text:span></text:p>
      <text:p text:style-name="Standard"><text:span text:style-name="Source_20_Text"><text:span text:style-name="T7">date +%s_%3N</text:span></text:span><text:span text:style-name="Source_20_Text"><text:span text:style-name="T6"> <text:s/></text:span></text:span></text:p>
      <text:p text:style-name="Standard"><text:span text:style-name="Source_20_Text"><text:span text:style-name="T6">(note had to use a work around on mac to use “date” as on mac it doesn't support nano second formatting, this should work on unix)</text:span></text:span></text:p>
      <text:p text:style-name="Standard"><text:span text:style-name="Source_20_Text"><text:span text:style-name="T6">names shoud look like 1245363848_345.jpg where the last 3 digits after the underscore are the milliseconds of the timestamp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dobe Hebrew" svg:font-family="'Adobe Hebr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1T11:33:18.430063140</meta:creation-date>
    <dc:date>2016-12-13T11:57:45</dc:date>
    <meta:editing-duration>P31DT2H30M27S</meta:editing-duration>
    <meta:editing-cycles>15</meta:editing-cycles>
    <meta:generator>OpenOffice/4.1.3$Unix OpenOffice.org_project/413m1$Build-9783</meta:generator>
    <dc:creator>Tim  </dc:creator>
    <meta:document-statistic meta:table-count="0" meta:image-count="0" meta:object-count="0" meta:page-count="3" meta:paragraph-count="58" meta:word-count="458" meta:character-count="3287"/>
  </office:meta>
</office:document-meta>
</file>